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Standard">
      <style:text-properties officeooo:rsid="001d9d38" officeooo:paragraph-rsid="001e2705"/>
    </style:style>
    <style:style style:name="P9" style:family="paragraph" style:parent-style-name="Standard">
      <style:text-properties officeooo:rsid="0020ad62" officeooo:paragraph-rsid="0020ad62"/>
    </style:style>
    <style:style style:name="P10" style:family="paragraph" style:parent-style-name="Standard">
      <style:text-properties officeooo:rsid="00222663" officeooo:paragraph-rsid="00222663"/>
    </style:style>
    <style:style style:name="P11" style:family="paragraph" style:parent-style-name="Standard">
      <style:text-properties officeooo:rsid="000dc499" officeooo:paragraph-rsid="000211c6"/>
    </style:style>
    <style:style style:name="P12" style:family="paragraph" style:parent-style-name="Title">
      <style:text-properties officeooo:paragraph-rsid="0000f1b8"/>
    </style:style>
    <style:style style:name="P13" style:family="paragraph" style:parent-style-name="Text_20_body">
      <style:text-properties officeooo:rsid="000820a5" officeooo:paragraph-rsid="000820a5"/>
    </style:style>
    <style:style style:name="P14" style:family="paragraph" style:parent-style-name="Text_20_body">
      <style:text-properties officeooo:rsid="0008dfdc" officeooo:paragraph-rsid="0008dfdc"/>
    </style:style>
    <style:style style:name="P15" style:family="paragraph" style:parent-style-name="Text_20_body">
      <style:text-properties officeooo:rsid="000a39e4" officeooo:paragraph-rsid="000a39e4"/>
    </style:style>
    <style:style style:name="P16" style:family="paragraph" style:parent-style-name="Text_20_body">
      <style:text-properties officeooo:rsid="000a39e4" officeooo:paragraph-rsid="000b3ab4"/>
    </style:style>
    <style:style style:name="P17" style:family="paragraph" style:parent-style-name="Text_20_body">
      <style:text-properties officeooo:rsid="000dd734" officeooo:paragraph-rsid="000dd734"/>
    </style:style>
    <style:style style:name="P18" style:family="paragraph" style:parent-style-name="Text_20_body">
      <style:text-properties officeooo:rsid="000e429c" officeooo:paragraph-rsid="000e429c"/>
    </style:style>
    <style:style style:name="P19" style:family="paragraph" style:parent-style-name="Text_20_body">
      <style:text-properties officeooo:rsid="000ffe5c" officeooo:paragraph-rsid="000ffe5c"/>
    </style:style>
    <style:style style:name="P20" style:family="paragraph" style:parent-style-name="Text_20_body">
      <style:text-properties officeooo:rsid="0012e202" officeooo:paragraph-rsid="0012e202"/>
    </style:style>
    <style:style style:name="P21" style:family="paragraph" style:parent-style-name="Text_20_body">
      <style:text-properties officeooo:rsid="0013b903" officeooo:paragraph-rsid="0013b903"/>
    </style:style>
    <style:style style:name="P22" style:family="paragraph" style:parent-style-name="Text_20_body">
      <style:text-properties officeooo:rsid="0016c492" officeooo:paragraph-rsid="0016c492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rsid="0022b337" officeooo:paragraph-rsid="0022b337"/>
    </style:style>
    <style:style style:name="P27" style:family="paragraph" style:parent-style-name="Text_20_body">
      <style:text-properties officeooo:rsid="00222663" officeooo:paragraph-rsid="00222663"/>
    </style:style>
    <style:style style:name="P28" style:family="paragraph" style:parent-style-name="Text_20_body">
      <style:text-properties officeooo:rsid="002383fd" officeooo:paragraph-rsid="002383fd"/>
    </style:style>
    <style:style style:name="P29" style:family="paragraph" style:parent-style-name="Text_20_body">
      <style:text-properties officeooo:rsid="0023e664" officeooo:paragraph-rsid="0023e664"/>
    </style:style>
    <style:style style:name="P30" style:family="paragraph" style:parent-style-name="Text_20_body">
      <style:text-properties officeooo:rsid="0024aa2b" officeooo:paragraph-rsid="0024aa2b"/>
    </style:style>
    <style:style style:name="P31" style:family="paragraph" style:parent-style-name="Text_20_body">
      <style:text-properties officeooo:rsid="0026746b" officeooo:paragraph-rsid="0026746b"/>
    </style:style>
    <style:style style:name="P32" style:family="paragraph" style:parent-style-name="Text_20_body">
      <style:text-properties officeooo:rsid="00277611" officeooo:paragraph-rsid="00277611"/>
    </style:style>
    <style:style style:name="P33" style:family="paragraph" style:parent-style-name="Text_20_body">
      <style:text-properties officeooo:rsid="00282103" officeooo:paragraph-rsid="00282103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e2705"/>
    </style:style>
    <style:style style:name="T18" style:family="text">
      <style:text-properties officeooo:rsid="00222663"/>
    </style:style>
    <style:style style:name="T19" style:family="text">
      <style:text-properties officeooo:rsid="0022b337"/>
    </style:style>
    <style:style style:name="T20" style:family="text">
      <style:text-properties officeooo:rsid="0023e664"/>
    </style:style>
    <style:style style:name="T21" style:family="text">
      <style:text-properties officeooo:rsid="0025f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urie (Arduino 101)</text:span> <text:span text:style-name="T3">Eddystone</text:span></text:p>
      <text:p text:style-name="P12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11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8">The CurieBLE library is at (on Linux) <text:span text:style-name="T17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13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4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5">Sent a note to the Arduino.cc forum about Curie Service Data support. <text:s/>It's looking like I may need to modify the BLEPeripheral library to add support for Service Data.</text:p>
      <text:p text:style-name="P16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7">Wrote code for all the Config GATTs; checked that they seem to have correct values.</text:p>
      <text:p text:style-name="P17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8">Spent quite a while trying to get the Sketch to be recognized as an in-configure-mode Beacon, with no success.</text:p>
      <text:p text:style-name="P18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8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9">Reading CurieBLE code and Eddystone docs and implementations, I got the idea that it won't take a lot of change to BLEPeripheral.cpp to support an Eddystone Advertising packet.</text:p>
      <text:p text:style-name="P19">ble_protocol.h says #define BLE_MAX_ADV_SIZE <text:s text:c="4"/>31 </text:p>
      <text:p text:style-name="P19">BLEPeripheral.h says uint8_t <text:s text:c="3"/>_adv_data[BLE_MAX_ADV_SIZE]; </text:p>
      <text:p text:style-name="P19">So the advertising packet, which has everything in it, can be at most 31 bytes long. A co-worker explained to me that some BLE radios have a maximum advertising packet length of 27 bytes, so I should watch out for that limit.</text:p>
      <text:p text:style-name="P19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9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9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9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9">~/.arduino15/packages/Intel/hardware/arc32/1.0.4/libraries/CurieBle/src is the folder where BLEPeripheral.cpp, etc. are (under Linux).</text:p>
      <text:p text:style-name="P19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9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9">So... what does the config-mode advertising packet look like? </text:p>
      <text:p text:style-name="P19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9">Sounds like it's just using a 128-bit Eddystone config service instead of the 16-bit, and then using the <text:soft-page-break/>normal TxPower as in the normal advertising packet. </text:p>
      <text:p text:style-name="P19">Sounds doable: a modified _advDataInit() plus some support for Service Data should do it. </text:p>
      <text:h text:style-name="Heading_20_2" text:outline-level="2">March 1, 2016 – Modding CurieBLE</text:h>
      <text:p text:style-name="P19">Started modding BLEPeripheral.cpp, to have a version of _advDataInit() that hard-codes what should be an Eddystone URL advertising packet to see if the Physical Web app can see it.</text:p>
      <text:p text:style-name="P19">The Eddystone URL example shows a Flags value of 0x06. _advDataInit() uses BLE_SVC_GAP_ADV_FLAGS_LE_ONLY_GENERAL_DISC_MODE.</text:p>
      <text:p text:style-name="P19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20">Added _advDataInit2() to BLEPerphieral.h/.cpp, that sets adv_data and adv_data_len <text:span text:style-name="T13">with totally hard-coded data.</text:span></text:p>
      <text:p text:style-name="P21">WAHOO!! Successfully got the Physical Web app to say that there's a nearby beacon advertising <text:a xlink:type="simple" xlink:href="http://abc.go.com/">http://abc.go.com/</text:a></text:p>
      <text:p text:style-name="P22">Starting folding in the Service Data block into the regular functionality and immediately broke it – Physical web app doesn't recognize the beacon.</text:p>
      <text:p text:style-name="P22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19">in BLEPeripheral.cpp</text:span>. <text:s/><text:span text:style-name="T19">Backed out my hard-coded changes to BLEPeripheral.cpp.</text:span></text:p>
      <text:p text:style-name="Standard">Result:</text:p>
      <text:p text:style-name="P9">Advertising block length: 2<text:span text:style-name="T18">1</text:span></text:p>
      <text:p text:style-name="P9">0x2 <text:s/>length</text:p>
      <text:p text:style-name="P9">0x1 <text:s/>Flags Type block</text:p>
      <text:p text:style-name="P9">0x6 <text:s/>Flags</text:p>
      <text:p text:style-name="P9"/>
      <text:p text:style-name="P9">0x3 <text:s text:c="3"/>length</text:p>
      <text:p text:style-name="P9">0x3 <text:s text:c="3"/>Complete list of Service UUIDs Type</text:p>
      <text:p text:style-name="P9">0xAA </text:p>
      <text:p text:style-name="P9">0xFE <text:s/>Eddystone UUID (MSB first)</text:p>
      <text:p text:style-name="P9"/>
      <text:p text:style-name="P9">0xD <text:s text:c="3"/>length</text:p>
      <text:p text:style-name="P9">0x16 <text:s text:c="2"/>Service Data Type</text:p>
      <text:p text:style-name="P9">0xAA </text:p>
      <text:p text:style-name="P9">0xFE <text:s/>Eddystone UUID (MSB first)</text:p>
      <text:p text:style-name="P9">0x10 <text:s text:c="2"/>URL Frame type</text:p>
      <text:p text:style-name="P9">0xEB <text:s/>TxPower</text:p>
      <text:p text:style-name="P9">0x1 <text:s text:c="4"/>URL Scheme</text:p>
      <text:p text:style-name="P9">0x67 <text:s text:c="2"/>google</text:p>
      <text:p text:style-name="P9">0x6F </text:p>
      <text:p text:style-name="P9"><text:soft-page-break/>0x6F </text:p>
      <text:p text:style-name="P9">0x67 </text:p>
      <text:p text:style-name="P9">0x6C </text:p>
      <text:p text:style-name="P9">0x65 </text:p>
      <text:p text:style-name="P10">0x7 <text:s text:c="2"/>URL Suffix</text:p>
      <text:p text:style-name="Text_20_body"/>
      <text:p text:style-name="P27">Ran Physical Web, and it successfully saw the beacon transmitting http://www.google.com! <text:s/>WAHOO!</text:p>
      <text:p text:style-name="P26">Cleaned up the code a bit.</text:p>
      <text:h text:style-name="Heading_20_2" text:outline-level="2">March 3, 2016 – tidying up; posting</text:h>
      <text:p text:style-name="P28">I modified CurieBLE/keywords.txt so that the new function names I've added are highlighted in the Arduino IDE.</text:p>
      <text:p text:style-name="P28">I then committed the library changes and the demo Sketch to Github – whee!</text:p>
      <text:h text:style-name="Heading_20_2" text:outline-level="2">March 5, 2016 – Building a proper pull request</text:h>
      <text:p text:style-name="P29">I'm pretty much a newbie with Git. <text:s/>I can handle the regular stuff: creating a repo, cloning, creating branches, making changes, merging (a little), committing and pushing changes. <text:s/>I've never done a real pull request before. <text:s/>Now it's time to learn, by creating a pull request to add Eddystone-URL support to CurieBLE.</text:p>
      <text:p text:style-name="P29">Merlin513 on Arduino.cc kindly pointed me to the repo for CurieBLE, and suggested I create a pull request for the changes I made.</text:p>
      <text:p text:style-name="P29">So I made a github fork of the Arduino 101 repo (<text:a xlink:type="simple" xlink:href="https://github.com/01org/corelibs-arduino101">https://github.com/01org/corelibs-arduino101</text:a>), and began following the GitHub instructions for making a pull request, at <text:a xlink:type="simple" xlink:href="https://help.github.com/articles/using-pull-requests/">https://help.github.com/articles/using-pull-requests/</text:a>. <text:s/>I ran into a little bit of trouble, because cloning the corelibs... repo straight into my Arduino 101 tree resulted in a broken Arduino 101 build. I suspect I just haven't gone to the trouble to learn how to build an Arduino 101 release from source.</text:p>
      <text:p text:style-name="P29">So I cheated a bit (a bad thing in revision control) and simply created a clone of my fork under my Documents folder – unconnected to the running code (a very bad thing). <text:s/>I then copied my changed files to that tree and did a git status and git diff(s) to see how it looked. <text:s/>Unfortunately, those files have changed since the release, in that someone has added support for controlling the Advertising interval (a good thing).</text:p>
      <text:p text:style-name="P29">So now I need to surgically made my additions without disturbing the changes in the same file. I know there are merge tools to do this, but I haven't learned them yet and I feel a bit lazy today.</text:p>
      <text:h text:style-name="Heading_20_2" text:outline-level="2">March 6, 2016 – Creating the proper git change</text:h>
      <text:p text:style-name="P30">Luckily, somebody posted a solution to the problem I was seeing about the current Curie 01.org github not working: they replaced the latest platform.txt with the distributed, working one, and the tree works <text:soft-page-break/>fine.</text:p>
      <text:p text:style-name="P30">Moved my git clone of my fork of <text:s/><text:a xlink:type="simple" xlink:href="https://github.com/01org/corelibs-arduino101"><text:span text:style-name="T20">https://github.com/01org/corelibs-arduino101</text:span></text:a><text:span text:style-name="T20"> </text:span>to ~/.arduino15/packages/Intel/hardware/arc32, replaced its platform.txt with the one from the installed Curie support from the released Arduino 101 IDE.</text:p>
      <text:p text:style-name="P30">Now I have the things necessary to start work on the modification: 1) a git repo installed in the Curie path so it's used for building Arduino 101 Sketches on my system, <text:s/>2) that git repo is a clone of my github fork of the 01.org Arduino 101 support, and 3) that git repo is checked out with a branch from my fork repo, titled “eddystone-url-support”.</text:p>
      <text:p text:style-name="P30"><text:span text:style-name="T21">Folded</text:span> my Eddystone support changes from the (bad) repo I made to hold those changes, into the live Curie support on my system. <text:s/>That is, now <text:span text:style-name="T21">I've built</text:span> the branch that will be in the pull request.</text:p>
      <text:h text:style-name="Heading_20_2" text:outline-level="2">March 8, 2016 – doing the Pull Request</text:h>
      <text:p text:style-name="P32">Tested the modified CurieBLE library using the CurieEddystoneURL Sketch. <text:s/>Fixed a minor bug because the CurieBle library changed in the latest version to CurieBLE.</text:p>
      <text:p text:style-name="P32">Committed and pushed my changes to my own support-eddystone-url branch, then used GitHub to generate the pull request of that branch into 01.org's CurieBLE library repo. <text:s/>I hope I did it correctly.</text:p>
      <text:p text:style-name="P32">Committed the changed Sketch and plan to mark the non-pull repo for my changes as obsoleted by the pull request.</text:p>
      <text:p text:style-name="P33">With that done, I modded the CurieEddystoneURL Sketch to encode the url rather than requiring the Sketch writer to know how to encode it.</text:p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23:04:00.877081874</dc:date>
    <meta:generator>LibreOffice/4.2.8.2$Linux_X86_64 LibreOffice_project/420m0$Build-2</meta:generator>
    <meta:editing-duration>PT5H22M16S</meta:editing-duration>
    <meta:editing-cycles>19</meta:editing-cycles>
    <meta:document-statistic meta:table-count="0" meta:image-count="0" meta:object-count="0" meta:page-count="7" meta:paragraph-count="123" meta:word-count="2118" meta:character-count="14258" meta:non-whitespace-character-count="12137"/>
  </office:meta>
</office:document-meta>
</file>